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851cm" fo:min-width="2.3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4cm" fo:min-width="4.85cm" fo:padding-top="0.15cm" fo:padding-bottom="0.15cm" fo:padding-left="0.275cm" fo:padding-right="0.275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2.151cm" fo:min-width="2.61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1.5cm" svg:x="8.296cm" svg:y="0.278cm">
          <text:p text:style-name="P1"><text:span text:style-name="T1">Начало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layout" svg:width="4.8cm" svg:height="2.15cm" svg:x="7.896cm" svg:y="5.578cm">
          <text:p text:style-name="P1"><text:span text:style-name="T1">Создание вектора </text:span></text:p>
          <text:p text:style-name="P1"><text:span text:style-name="T1">структур journa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4" draw:id="id4" draw:layer="layout" svg:width="5.4cm" svg:height="2.7cm" svg:x="7.596cm" svg:y="8.678cm">
          <text:p text:style-name="P1"><text:span text:style-name="T1">Считывание информации</text:span></text:p>
          <text:p text:style-name="P1"><text:span text:style-name="T1">о журналах из файла</text:span></text:p>
          <text:p text:style-name="P1"><text:span text:style-name="T1">journals.txt в вектор структур</text:span></text:p>
          <text:p text:style-name="P1"><text:span text:style-name="T1">jour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296cm" svg:y1="1.778cm" svg:x2="10.296cm" svg:y2="2.578cm" draw:start-shape="id1" draw:start-glue-point="6" draw:end-shape="id2" draw:end-glue-point="5" svg:d="M10296 1778v800" svg:viewBox="0 0 1 801">
          <text:p/>
        </draw:connector>
        <draw:connector draw:style-name="gr4" draw:text-style-name="P1" draw:layer="layout" svg:x1="10.296cm" svg:y1="7.728cm" svg:x2="10.296cm" svg:y2="8.678cm" draw:start-shape="id3" draw:start-glue-point="8" draw:end-shape="id4" draw:end-glue-point="4" svg:d="M10296 7728v950" svg:viewBox="0 0 1 951">
          <text:p/>
        </draw:connector>
        <draw:connector draw:style-name="gr4" draw:text-style-name="P1" draw:layer="layout" svg:x1="10.296cm" svg:y1="11.378cm" svg:x2="10.296cm" svg:y2="12.278cm" draw:start-shape="id4" draw:start-glue-point="6" draw:end-shape="id5" draw:end-glue-point="4" svg:d="M10296 11378v900" svg:viewBox="0 0 1 901">
          <text:p/>
        </draw:connector>
        <draw:custom-shape draw:style-name="gr3" draw:text-style-name="P2" xml:id="id5" draw:id="id5" draw:layer="layout" svg:width="5.4cm" svg:height="2.7cm" svg:x="7.596cm" svg:y="12.278cm">
          <text:p text:style-name="P1"><text:span text:style-name="T1">Сортировка вектора</text:span></text:p>
          <text:p text:style-name="P1"><text:span text:style-name="T1">journal по названию журнала</text:span></text:p>
          <text:p text:style-name="P1"><text:span text:style-name="T1">в алфавитном порядк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8cm" svg:height="2.15cm" svg:x="7.896cm" svg:y="2.578cm">
          <text:p text:style-name="P1"><text:span text:style-name="T1">Ввод названия </text:span></text:p>
          <text:p text:style-name="P1"><text:span text:style-name="T1">двоичного файл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svg:x1="10.296cm" svg:y1="4.728cm" svg:x2="10.296cm" svg:y2="5.578cm" draw:start-shape="id2" draw:start-glue-point="8" draw:end-shape="id3" draw:end-glue-point="5" svg:d="M10296 4728v850" svg:viewBox="0 0 1 851">
          <text:p/>
        </draw:connector>
        <draw:custom-shape draw:style-name="gr3" draw:text-style-name="P2" xml:id="id6" draw:id="id6" draw:layer="layout" svg:width="5.4cm" svg:height="2.7cm" svg:x="7.596cm" svg:y="15.978cm">
          <text:p text:style-name="P1"><text:span text:style-name="T1">Запись вектора структур </text:span></text:p>
          <text:p text:style-name="P1"><text:span text:style-name="T1">в созданный двоичный</text:span></text:p>
          <text:p text:style-name="P1"><text:span text:style-name="T1">файл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7" draw:id="id7" draw:layer="layout" svg:width="5.2cm" svg:height="2.45cm" svg:x="7.696cm" svg:y="19.628cm">
          <text:p text:style-name="P1"><text:span text:style-name="T1">Вывод результата</text:span></text:p>
          <text:p text:style-name="P1"><text:span text:style-name="T1">программы из</text:span></text:p>
          <text:p text:style-name="P1"><text:span text:style-name="T1">двоичного</text:span></text:p>
          <text:p text:style-name="P1"><text:span text:style-name="T1">файла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8" draw:id="id8" draw:layer="layout" svg:width="4cm" svg:height="1.5cm" svg:x="8.296cm" svg:y="22.778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svg:x1="10.296cm" svg:y1="14.978cm" svg:x2="10.296cm" svg:y2="15.978cm" draw:start-shape="id5" draw:start-glue-point="6" draw:end-shape="id6" draw:end-glue-point="4" svg:d="M10296 14978v1000" svg:viewBox="0 0 1 1001">
          <text:p/>
        </draw:connector>
        <draw:connector draw:style-name="gr4" draw:text-style-name="P1" draw:layer="layout" svg:x1="10.296cm" svg:y1="18.678cm" svg:x2="10.296cm" svg:y2="19.628cm" draw:start-shape="id6" draw:start-glue-point="6" draw:end-shape="id7" draw:end-glue-point="5" svg:d="M10296 18678v950" svg:viewBox="0 0 1 951">
          <text:p/>
        </draw:connector>
        <draw:connector draw:style-name="gr4" draw:text-style-name="P1" draw:layer="layout" svg:x1="10.296cm" svg:y1="22.078cm" svg:x2="10.296cm" svg:y2="22.778cm" draw:start-shape="id7" draw:start-glue-point="8" draw:end-shape="id8" draw:end-glue-point="4" svg:d="M10296 22078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78cm" fo:margin-bottom="0.009cm" fo:margin-left="0.096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9-03-18T20:44:18.192000000</dc:date>
    <meta:editing-duration>PT2H47M16S</meta:editing-duration>
    <meta:editing-cycles>22</meta:editing-cycles>
    <meta:generator>LibreOffice/6.1.1.2$Windows_X86_64 LibreOffice_project/5d19a1bfa650b796764388cd8b33a5af1f5baa1b</meta:generator>
    <meta:document-statistic meta:object-count="15"/>
  </office:meta>
</office:document-meta>
</file>